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0.915cm"/>
    </style:style>
    <style:style style:name="Tabela4.B" style:family="table-column">
      <style:table-column-properties style:column-width="7.708cm"/>
    </style:style>
    <style:style style:name="Tabela4.C" style:family="table-column">
      <style:table-column-properties style:column-width="1.792cm"/>
    </style:style>
    <style:style style:name="Tabela4.D" style:family="table-column">
      <style:table-column-properties style:column-width="6.597cm"/>
    </style:style>
    <style:style style:name="Tabela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2d1db"/>
    </style:style>
    <style:style style:name="P10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2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4" style:family="paragraph" style:parent-style-name="Standard">
      <style:paragraph-properties fo:line-height="150%"/>
      <style:text-properties fo:color="#000000" style:font-name="Arial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fo:font-weight="normal" officeooo:paragraph-rsid="00029ad2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color="#0000ff"/>
    </style:style>
    <style:style style:name="P24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line-height="150%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01a2c3" officeooo:paragraph-rsid="0001a2c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1a2c3" officeooo:paragraph-rsid="0001a2c3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color="#0000ff" officeooo:rsid="0001a2c3" officeooo:paragraph-rsid="0001a2c3"/>
    </style:style>
    <style:style style:name="P31" style:family="paragraph" style:parent-style-name="Table_20_Contents">
      <style:paragraph-properties fo:text-align="center" style:justify-single-word="false"/>
      <style:text-properties fo:color="#0000ff" fo:font-weight="normal" officeooo:rsid="00029ad2" officeooo:paragraph-rsid="00029ad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ff" fo:font-weight="normal" officeooo:rsid="0001a2c3" officeooo:paragraph-rsid="0001a2c3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fo:font-weight="bold" officeooo:rsid="0001a2c3" officeooo:paragraph-rsid="0001a2c3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fo:font-weight="normal" officeooo:rsid="0001a2c3" officeooo:paragraph-rsid="0001a2c3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fo:font-weight="normal" officeooo:rsid="00029ad2" officeooo:paragraph-rsid="00029ad2" style:font-weight-asian="normal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04c91c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Arial" fo:font-size="11pt" fo:font-weight="normal" officeooo:rsid="0001a2c3" style:font-size-asian="11pt" style:font-weight-asian="normal" style:font-size-complex="11pt" style:font-weight-complex="normal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weight="bold" officeooo:rsid="0001a2c3" style:font-weight-asian="bold" style:font-weight-complex="bold"/>
    </style:style>
    <style:style style:name="T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4pt" fo:font-weight="bold" officeooo:rsid="0001a2c3" style:font-size-asian="14pt" style:font-weight-asian="bold" style:font-size-complex="14pt" style:font-weight-complex="bold"/>
    </style:style>
    <style:style style:name="T9" style:family="text">
      <style:text-properties fo:color="#000000" style:font-name="Arial" fo:font-size="14pt" fo:font-weight="bold" officeooo:rsid="0004c91c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style:font-name="Arial" fo:font-size="12pt" officeooo:rsid="0001a2c3" style:font-size-asian="12pt" style:font-size-complex="12pt"/>
    </style:style>
    <style:style style:name="T13" style:family="text">
      <style:text-properties fo:color="#000000" style:font-name="Arial" fo:font-size="12pt" officeooo:rsid="0002d1db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29ad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1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6"><text:span text:style-name="Fonte_20_parág._20_padrão"><text:span text:style-name="T7"/></text:span></text:p>
      <text:p text:style-name="P16"><text:span text:style-name="Fonte_20_parág._20_padrão"><text:span text:style-name="T7">SGB_TEMPL_Template</text:span></text:span><text:span text:style-name="Fonte_20_parág._20_padrão"><text:span text:style-name="T8">RelatórioDeAcompanhamentoDaConfiguração</text:span></text:span></text:p>
      <text:p text:style-name="P16"><text:span text:style-name="Fonte_20_parág._20_padrão"><text:span text:style-name="T7">Versão </text:span></text:span><text:span text:style-name="Fonte_20_parág._20_padrão"><text:span text:style-name="T9">1.0</text:span></text:span></text:p>
      <text:p text:style-name="P13"/>
      <text:p text:style-name="P13"/>
      <text:p text:style-name="P13"/>
      <text:p text:style-name="P13"/>
      <text:p text:style-name="P13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10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11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11">Criação do Documento e Desenvolvimento do </text:span></text:span><text:span text:style-name="Fonte_20_parág._20_padrão"><text:span text:style-name="T12">Template</text:span></text:span></text:p>
          </table:table-cell>
          <table:table-cell table:style-name="Tabela2.A2" office:value-type="string">
            <text:p text:style-name="P8"><text:span text:style-name="Fonte_20_parág._20_padrão"><text:span text:style-name="T11">01/11/2012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1.0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5"><text:a xlink:type="simple" xlink:href="#__RefHeading__3196_103755458">1 Relatório de Estabelecimento de Baseline.<text:tab/>4</text:a></text:p>
          <text:p text:style-name="P26"><text:a xlink:type="simple" xlink:href="#__RefHeading__570_848170412">1.1 Informações sobre os itens de configuração<text:tab/>4</text:a></text:p>
        </text:index-body>
      </text:table-of-content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7" text:outline-level="1"><text:span text:style-name="Fonte_20_parág._20_padrão"><text:span text:style-name="T5"/></text:span></text:h>
      <text:h text:style-name="P27" text:outline-level="1"><text:span text:style-name="Fonte_20_parág._20_padrão"><text:span text:style-name="T5"/></text:span></text:h>
      <text:h text:style-name="P27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5">1 </text:span></text:span><text:bookmark-end text:name="h.30j0zll"/><text:bookmark-end text:name="_Toc338917870"/><text:span text:style-name="Fonte_20_parág._20_padrão"><text:span text:style-name="T5">Relatório </text:span></text:span><text:span text:style-name="Fonte_20_parág._20_padrão"><text:span text:style-name="T6">de acompanhamento da Configuração</text:span></text:span><text:span text:style-name="Fonte_20_parág._20_padrão"><text:span text:style-name="T5">.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Nome do Projeto:</text:p>
          </table:table-cell>
          <table:table-cell table:style-name="Tabela3.B1" office:value-type="string">
            <text:p text:style-name="P24">&lt;Preencher com o Nome do Projeto&gt;</text:p>
          </table:table-cell>
        </table:table-row>
        <table:table-row>
          <table:table-cell table:style-name="Tabela3.A2" office:value-type="string">
            <text:p text:style-name="P19">Identificador da Baseline:</text:p>
          </table:table-cell>
          <table:table-cell table:style-name="Tabela3.B2" office:value-type="string">
            <text:p text:style-name="P24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20">Responsável</text:p>
          </table:table-cell>
          <table:table-cell table:style-name="Tabela3.B3" office:value-type="string">
            <text:p text:style-name="P23">&lt;Nome do responsável pelo preenchimento&gt;</text:p>
          </table:table-cell>
        </table:table-row>
        <table:table-row>
          <table:table-cell table:style-name="Tabela3.A4" office:value-type="string">
            <text:p text:style-name="P18">Data</text:p>
          </table:table-cell>
          <table:table-cell table:style-name="Tabela3.B4" office:value-type="string">
            <text:p text:style-name="P23">&lt;Data de criação do relatório de auditoria&gt;</text:p>
          </table:table-cell>
        </table:table-row>
        <table:table-row>
          <table:table-cell table:style-name="Tabela3.A5" office:value-type="string">
            <text:p text:style-name="P28">Período de Vigência</text:p>
          </table:table-cell>
          <table:table-cell table:style-name="Tabela3.B5" office:value-type="string">
            <text:p text:style-name="P30">&lt;Período do acompanhamento da configuração&gt;</text:p>
          </table:table-cell>
        </table:table-row>
      </table:table>
      <text:p text:style-name="P17"><text:span text:style-name="Fonte_20_parág._20_padrão"><text:span text:style-name="T10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9">ID</text:p>
          </table:table-cell>
          <table:table-cell table:style-name="Tabela4.A1" office:value-type="string">
            <text:p text:style-name="P29">Questão</text:p>
          </table:table-cell>
          <table:table-cell table:style-name="Tabela4.C1" office:value-type="string">
            <text:p text:style-name="P29">S/N/NA</text:p>
          </table:table-cell>
          <table:table-cell table:style-name="Tabela4.D1" office:value-type="string">
            <text:p text:style-name="P29">Explicação</text:p>
          </table:table-cell>
        </table:table-row>
        <table:table-row>
          <table:table-cell table:style-name="Tabela4.A17" office:value-type="string">
            <text:p text:style-name="P33">1</text:p>
          </table:table-cell>
          <table:table-cell table:style-name="Tabela4.B17" office:value-type="string">
            <text:p text:style-name="P34">As baselines foram estabelecidas conforme o planejado?</text:p>
          </table:table-cell>
          <table:table-cell table:style-name="Tabela4.C17" office:value-type="string">
            <text:p text:style-name="P31">&lt;Sim, Não, Não Atende&gt;</text:p>
          </table:table-cell>
          <table:table-cell table:style-name="Tabela4.D17" office:value-type="string">
            <text:p text:style-name="P32">&lt;Explicar caso a resposta seja N&gt;</text:p>
          </table:table-cell>
        </table:table-row>
        <table:table-row>
          <table:table-cell table:style-name="Tabela4.A17" office:value-type="string">
            <text:p text:style-name="P33">2</text:p>
          </table:table-cell>
          <table:table-cell table:style-name="Tabela4.B17" office:value-type="string">
            <text:p text:style-name="P34">Foi realizado as auditorias físicas e funcional para a(s) baseline(s) estabelecida(s)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3</text:p>
          </table:table-cell>
          <table:table-cell table:style-name="Tabela4.B17" office:value-type="string">
            <text:p text:style-name="P34">Foram encontradas não-conformidades nas auditorias realizadas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4</text:p>
          </table:table-cell>
          <table:table-cell table:style-name="Tabela4.B17" office:value-type="string">
            <text:p text:style-name="P34">As ações corretivas estão sendo executadas conforme o planejado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5</text:p>
          </table:table-cell>
          <table:table-cell table:style-name="Tabela4.B17" office:value-type="string">
            <text:p text:style-name="P34">As atividades para o estabelecimento da baseline estão sendo executadas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6</text:p>
          </table:table-cell>
          <table:table-cell table:style-name="Tabela4.B17" office:value-type="string">
            <text:p text:style-name="P34">Foi solicitado alguma mudança em baseline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7</text:p>
          </table:table-cell>
          <table:table-cell table:style-name="Tabela4.B17" office:value-type="string">
            <text:p text:style-name="P35">Para as solicitações de mudança em baseline estão sendo feitas análises para sua viabilidade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8</text:p>
          </table:table-cell>
          <table:table-cell table:style-name="Tabela4.B17" office:value-type="string">
            <text:p text:style-name="P35">Para as solicitações aprovadas, estão sendo feitos planos de mudança em baseline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9</text:p>
          </table:table-cell>
          <table:table-cell table:style-name="Tabela4.B17" office:value-type="string">
            <text:p text:style-name="P21"><text:span text:style-name="T15">Todas as atividades e tarefas definidos no plano de mudança em configuração foram </text:span><text:soft-page-break/><text:span text:style-name="T15">ou estão sendo executados?</text:span>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0</text:p>
          </table:table-cell>
          <table:table-cell table:style-name="Tabela4.B17" office:value-type="string">
            <text:p text:style-name="P35">Os mecanismos de acesso foram implementados para os itens de configuração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1</text:p>
          </table:table-cell>
          <table:table-cell table:style-name="Tabela4.B17" office:value-type="string">
            <text:p text:style-name="P35">Para itens de configuração com níveis de controle que exigem intervenção do CCB, as reuniões de aprovação da mudança estão sendo feitas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2</text:p>
          </table:table-cell>
          <table:table-cell table:style-name="Tabela4.B17" office:value-type="string">
            <text:p text:style-name="P35">Os registros de mudanças estão sendo feitos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3</text:p>
          </table:table-cell>
          <table:table-cell table:style-name="Tabela4.B17" office:value-type="string">
            <text:p text:style-name="P35">As mudanças em baseline estão sendo comunicadas para os interessados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4</text:p>
          </table:table-cell>
          <table:table-cell table:style-name="Tabela4.B17" office:value-type="string">
            <text:p text:style-name="P35">Os afetados pelas mudança em baseline participam ou participaram da aprovação da mudança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5</text:p>
          </table:table-cell>
          <table:table-cell table:style-name="Tabela4.B17" office:value-type="string">
            <text:p text:style-name="P35">As mudanças em baseline estão sendo executadas conforme o prazo estabelecido no Plano de Mudança em Baseline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7" office:value-type="string">
            <text:p text:style-name="P33">16</text:p>
          </table:table-cell>
          <table:table-cell table:style-name="Tabela4.B17" office:value-type="string">
            <text:p text:style-name="P35">Estão sendo acompanhadas as mudanças em baseline?</text:p>
          </table:table-cell>
          <table:table-cell table:style-name="Tabela4.C17" office:value-type="string">
            <text:p text:style-name="P22"/>
          </table:table-cell>
          <table:table-cell table:style-name="Tabela4.D17" office:value-type="string">
            <text:p text:style-name="P22"/>
          </table:table-cell>
        </table:table-row>
        <table:table-row>
          <table:table-cell table:style-name="Tabela4.A18" office:value-type="string">
            <text:p text:style-name="P33">17</text:p>
          </table:table-cell>
          <table:table-cell table:style-name="Tabela4.B18" office:value-type="string">
            <text:p text:style-name="P35">Os interessados estão sendo comunicados da mudança em baseline?</text:p>
          </table:table-cell>
          <table:table-cell table:style-name="Tabela4.C18" office:value-type="string">
            <text:p text:style-name="P22"/>
          </table:table-cell>
          <table:table-cell table:style-name="Tabela4.D18" office:value-type="string">
            <text:p text:style-name="P22"/>
          </table:table-cell>
        </table:table-row>
      </table:table>
      <text:p text:style-name="P17"><text:span text:style-name="Fonte_20_parág._20_padrão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color="#000000" style:font-name="Arial" fo:font-size="11pt" fo:font-weight="normal" officeooo:rsid="0001a2c3" style:font-size-asian="11pt" style:font-weight-asian="normal" style:font-size-complex="11pt" style:font-weight-complex="normal"/>
    </style:style>
    <style:style style:name="MT4" style:family="text">
      <style:text-properties style:font-name="Arial" fo:font-size="11pt" fo:font-weight="normal" officeooo:rsid="0004c91c" style:font-size-asian="11pt" style:font-weight-asian="normal" style:font-size-complex="11pt" style:font-weight-complex="normal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RelatórioDe</text:span></text:span><text:span text:style-name="Fonte_20_parág._20_padrão"><text:span text:style-name="MT3">AcompanhamentoDaConfigura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</text:span></text:span><text:span text:style-name="Fonte_20_parág._20_padrão"><text:span text:style-name="MT4">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5">Fábrica de Software – Instituto de Informática – Universidade Federal de Goiás</text:span></text:span></text:p>
              <text:p text:style-name="MP3"><text:span text:style-name="Fonte_20_parág._20_padrão"><text:span text:style-name="MT5">SGB – Sistema de Gestão Bibliográfica</text:span></text:span></text:p>
              <text:p text:style-name="MP4"><text:span text:style-name="Fonte_20_parág._20_padrão"><text:span text:style-name="MT5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2T16:39:03.92</dc:date>
    <meta:editing-cycles>36</meta:editing-cycles>
    <meta:editing-duration>PT3H29M33S</meta:editing-duration>
    <meta:document-statistic meta:table-count="4" meta:image-count="3" meta:object-count="0" meta:page-count="5" meta:paragraph-count="72" meta:word-count="347" meta:character-count="2375" meta:non-whitespace-character-count="2098"/>
    <meta:template xlink:type="simple" xlink:actuate="onRequest" xlink:title="" xlink:href="../../Downloads/SGB_TEMPL_TemplateDocumentos.odt/Normal.dotm"/>
  </office:meta>
</office:document-meta>
</file>